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a7dbd8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2cm" svg:stroke-color="#c0c0c0" draw:marker-start-width="0.5cm" draw:marker-end-width="0.5cm" draw:fill="none" draw:textarea-vertical-align="middle" fo:padding-top="0.225cm" fo:padding-bottom="0.225cm" fo:padding-left="0.35cm" fo:padding-right="0.35cm" draw:shadow="hidden"/>
    </style:style>
    <style:style style:name="gr6" style:family="graphic" style:parent-style-name="standard">
      <style:graphic-properties draw:fill="solid" draw:fill-color="#a7dbd8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808080" draw:marker-end="Arrow" draw:marker-end-width="0.3cm" draw:fill="none" draw:fill-color="#a7dbd8" draw:textarea-vertical-align="middle"/>
    </style:style>
    <style:style style:name="gr8" style:family="graphic" style:parent-style-name="standard">
      <style:graphic-properties svg:stroke-color="#808080" draw:fill="solid" draw:fill-color="#a7dbd8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808080" draw:marker-end="線の終点_20_1" draw:fill="none" draw:fill-color="#a7dbd8" draw:textarea-vertical-align="middle"/>
    </style:style>
    <style:style style:name="gr10" style:family="graphic" style:parent-style-name="objectwithoutfill">
      <style:graphic-properties draw:stroke="dash" draw:stroke-dash="Ultrafine_20_Dashed" svg:stroke-color="#808080" draw:marker-end="線の終点_20_1" draw:fill="none" draw:fill-color="#a7dbd8" draw:textarea-vertical-align="middle"/>
    </style:style>
    <style:style style:name="gr11" style:family="graphic" style:parent-style-name="standard">
      <style:graphic-properties draw:fill="solid" draw:fill-color="#e0e4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ff0000" draw:marker-start-width="0.275cm" draw:marker-end-width="0.275cm" draw:fill="none" draw:fill-color="#a7dbd8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ff0000" draw:marker-start-width="0.275cm" draw:marker-end-width="0.275cm" draw:fill="none" draw:fill-color="#a7dbd8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 fo:font-family="'Akko Rounded Pro'" style:font-pitch="variable" fo:font-size="12pt" style:font-size-asian="12pt" style:font-size-complex="12pt"/>
    </style:style>
    <style:style style:name="P4" style:family="paragraph">
      <style:paragraph-properties fo:text-align="center"/>
      <style:text-properties style:use-window-font-color="true" fo:font-family="'Akko Rounded Pro'" style:font-pitch="variable" fo:font-size="12pt" style:font-family-asian="'Akko Rounded Pro'" style:font-pitch-asian="variable" style:font-size-asian="12pt" style:font-size-complex="12pt"/>
    </style:style>
    <style:style style:name="P5" style:family="paragraph">
      <style:paragraph-properties fo:text-align="center"/>
      <style:text-properties style:use-window-font-color="true" fo:font-family="'Akko Rounded Pro'" style:font-pitch="variable" fo:font-size="12pt" style:font-family-asian="'ヒラギノ丸ゴ ProN W4'" style:font-pitch-asian="variable" style:font-size-asian="12pt" style:font-size-complex="12pt"/>
    </style:style>
    <style:style style:name="P6" style:family="paragraph">
      <style:text-properties style:use-window-font-color="true" fo:font-family="'ヒラギノ丸ゴ ProN W4'" style:font-pitch="variable" fo:font-size="12pt" style:font-family-asian="'ヒラギノ丸ゴ ProN W4'" style:font-pitch-asian="variable" style:font-size-asian="12pt" style:font-size-complex="12pt"/>
    </style:style>
    <style:style style:name="P7" style:family="paragraph">
      <style:text-properties style:use-window-font-color="true" fo:font-family="'ヒラギノ角ゴ ProN W3'" style:font-pitch="variable" fo:font-size="12pt" style:font-family-asian="'ヒラギノ角ゴ ProN W3'" style:font-pitch-asian="variable" style:font-size-asian="12pt" style:font-size-complex="12pt"/>
    </style:style>
    <style:style style:name="P8" style:family="paragraph">
      <style:text-properties style:use-window-font-color="true" fo:font-family="'Akko Rounded Pro'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'ヒラギノ丸ゴ ProN W4'" style:font-pitch="variable" style:font-family-asian="'ヒラギノ丸ゴ ProN W4'" style:font-pitch-asian="variable"/>
    </style:style>
    <style:style style:name="P10" style:family="paragraph">
      <style:paragraph-properties fo:text-align="center"/>
      <style:text-properties fo:font-family="'ヒラギノ丸ゴ ProN W4'" style:font-pitch="variable" fo:font-size="12pt" style:font-family-asian="'ヒラギノ丸ゴ ProN W4'" style:font-pitch-asian="variable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fo:font-family="'Akko Rounded Pro'" style:font-pitch="variable" fo:font-size="12pt" style:font-size-asian="12pt" style:font-size-complex="12pt"/>
    </style:style>
    <style:style style:name="T2" style:family="text">
      <style:text-properties style:use-window-font-color="true" fo:font-family="'Akko Rounded Pro'" style:font-pitch="variable" fo:font-size="12pt" style:font-family-asian="'Akko Rounded Pro'" style:font-pitch-asian="variable" style:font-size-asian="12pt" style:font-size-complex="12pt"/>
    </style:style>
    <style:style style:name="T3" style:family="text">
      <style:text-properties style:use-window-font-color="true" fo:font-family="'ヒラギノ角ゴ ProN W3'" style:font-pitch="variable" fo:font-size="12pt" style:font-family-asian="'ヒラギノ角ゴ ProN W3'" style:font-pitch-asian="variable" style:font-size-asian="12pt" style:font-size-complex="12pt"/>
    </style:style>
    <style:style style:name="T4" style:family="text">
      <style:text-properties style:use-window-font-color="true" fo:font-family="'Akko Rounded Pro'" style:font-pitch="variable" fo:font-size="12pt" style:font-family-asian="'ヒラギノ丸ゴ ProN W4'" style:font-pitch-asian="variable" style:font-size-asian="12pt" style:font-size-complex="12pt"/>
    </style:style>
    <style:style style:name="T5" style:family="text">
      <style:text-properties fo:font-family="'ヒラギノ丸ゴ ProN W4'" style:font-pitch="variable" fo:font-size="12pt" style:font-family-asian="'ヒラギノ丸ゴ ProN W4'" style:font-pitch-asian="variable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2cm" svg:height="2cm" svg:x="2cm" svg:y="1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ircle draw:style-name="gr2" draw:text-style-name="P3" xml:id="id2" draw:id="id2" draw:layer="layout" svg:width="2cm" svg:height="2cm" svg:x="6.5cm" svg:y="12cm">
          <text:p text:style-name="P2"><text:span text:style-name="T1">System.in</text:span></text:p>
        </draw:circle>
        <draw:frame draw:style-name="gr3" draw:text-style-name="P4" draw:layer="layout" svg:width="2.195cm" svg:height="2.85cm" svg:x="8.4cm" svg:y="13.1cm">
          <draw:text-box>
            <text:p text:style-name="P2"><text:span text:style-name="T2">3</text:span></text:p>
            <text:p text:style-name="P2"><text:span text:style-name="T2">4</text:span></text:p>
            <text:p text:style-name="P2"><text:span text:style-name="T3">ピリオド</text:span></text:p>
            <text:p text:style-name="P2"><text:span text:style-name="T2">5</text:span></text:p>
            <text:p text:style-name="P2"><text:span text:style-name="T2">Return</text:span></text:p>
            <text:p text:style-name="P2"><text:span text:style-name="T2">(</text:span><text:span text:style-name="T3">文字</text:span><text:span text:style-name="T2">)</text:span></text:p>
          </draw:text-box>
        </draw:frame>
        <draw:circle draw:style-name="gr2" draw:text-style-name="P3" xml:id="id3" draw:id="id3" draw:layer="layout" svg:width="2cm" svg:height="2cm" svg:x="11cm" svg:y="12cm">
          <text:p text:style-name="P2"><text:span text:style-name="T1">Scanner</text:span></text:p>
        </draw:circle>
        <draw:frame draw:style-name="gr3" draw:text-style-name="P4" draw:layer="layout" svg:width="2.923cm" svg:height="2.85cm" svg:x="1.481cm" svg:y="14.1cm">
          <draw:text-box>
            <text:p text:style-name="P2"><text:span text:style-name="T2">3</text:span></text:p>
            <text:p text:style-name="P2"><text:span text:style-name="T2">4</text:span></text:p>
            <text:p text:style-name="P2"><text:span text:style-name="T3">ピリオド</text:span></text:p>
            <text:p text:style-name="P2"><text:span text:style-name="T2">5</text:span></text:p>
            <text:p text:style-name="P2"><text:span text:style-name="T2">Return</text:span></text:p>
            <text:p text:style-name="P2"><text:span text:style-name="T2">(</text:span><text:span text:style-name="T3">キーを押す</text:span><text:span text:style-name="T2">)</text:span></text:p>
          </draw:text-box>
        </draw:frame>
        <draw:connector draw:style-name="gr4" draw:text-style-name="P1" draw:layer="layout" draw:type="line" svg:x1="13cm" svg:y1="13cm" svg:x2="15.5cm" svg:y2="13cm" svg:d="m13000 13000h2500">
          <text:p/>
        </draw:connector>
        <draw:frame draw:style-name="gr3" draw:text-style-name="P5" draw:layer="layout" svg:width="1.653cm" svg:height="1.154cm" svg:x="12.977cm" svg:y="13.1cm">
          <draw:text-box>
            <text:p text:style-name="P2"><text:span text:style-name="T4">34.5</text:span></text:p>
            <text:p text:style-name="P2"><text:span text:style-name="T4">(</text:span><text:span text:style-name="T3">小数</text:span><text:span text:style-name="T4">)</text:span></text:p>
          </draw:text-box>
        </draw:frame>
        <draw:frame draw:style-name="gr3" draw:text-style-name="P6" draw:layer="layout" svg:width="3.461cm" svg:height="1.523cm" svg:x="12.939cm" svg:y="10.731cm">
          <draw:text-box>
            <text:p><text:span text:style-name="T4">nextDouble()</text:span></text:p>
            <text:p><text:span text:style-name="T3">次に入力された</text:span></text:p>
            <text:p><text:span text:style-name="T3">小数を返せ</text:span></text:p>
          </draw:text-box>
        </draw:frame>
        <draw:line draw:style-name="gr4" draw:text-style-name="P1" draw:layer="layout" svg:x1="15.5cm" svg:y1="12.5cm" svg:x2="13cm" svg:y2="12.5cm">
          <text:p/>
        </draw:line>
        <draw:line draw:style-name="gr4" draw:text-style-name="P1" draw:layer="layout" svg:x1="11cm" svg:y1="12.5cm" svg:x2="8.5cm" svg:y2="12.5cm">
          <text:p/>
        </draw:line>
        <draw:connector draw:style-name="gr4" draw:text-style-name="P1" draw:layer="layout" draw:type="line" svg:x1="4cm" svg:y1="13cm" svg:x2="6.5cm" svg:y2="13cm" draw:start-shape="id1" draw:start-glue-point="10" draw:end-shape="id2" svg:d="m4000 13000h2500">
          <text:p/>
        </draw:connector>
        <draw:connector draw:style-name="gr4" draw:text-style-name="P1" draw:layer="layout" draw:type="line" svg:x1="8.5cm" svg:y1="13cm" svg:x2="11cm" svg:y2="13cm" draw:start-shape="id2" draw:start-glue-point="1" draw:end-shape="id3" draw:end-glue-point="3" svg:d="m8500 13000h2500">
          <text:p/>
        </draw:connector>
        <draw:frame draw:style-name="gr3" draw:text-style-name="P7" draw:layer="layout" svg:width="3.461cm" svg:height="1.099cm" svg:x="8.5cm" svg:y="11.101cm">
          <draw:text-box>
            <text:p><text:span text:style-name="T3">次に入力された</text:span></text:p>
            <text:p><text:span text:style-name="T3">文字を返せ</text:span></text:p>
          </draw:text-box>
        </draw:frame>
        <draw:frame draw:style-name="gr3" draw:text-style-name="P8" draw:layer="layout" svg:width="1.264cm" svg:height="0.675cm" svg:x="2.4cm" svg:y="11.3cm">
          <draw:text-box>
            <text:p><text:span text:style-name="T1">user</text:span></text:p>
          </draw:text-box>
        </draw:frame>
        <draw:path draw:style-name="gr5" draw:text-style-name="P2" draw:layer="layout" svg:width="6.902cm" svg:height="2.78cm" draw:transform="rotate (-1.76819306519631) translate (8.55385374187776cm 9.83077277548783cm)" svg:viewBox="0 0 6903 2781" svg:d="m6903 0c-274 2706-5569 3765-6903 1687">
          <text:p/>
        </draw:path>
        <draw:frame draw:style-name="gr3" draw:text-style-name="P8" draw:layer="layout" svg:width="2.221cm" svg:height="0.675cm" svg:x="6.2cm" svg:y="10.425cm">
          <draw:text-box>
            <text:p><text:span text:style-name="T1">computer</text:span></text:p>
          </draw:text-box>
        </draw:frame>
      </draw:page>
      <draw:page draw:name="page2" draw:style-name="dp1" draw:master-page-name="標準">
        <draw:custom-shape draw:style-name="gr6" draw:text-style-name="P10" xml:id="id4" draw:id="id4" draw:layer="layout" svg:width="3cm" svg:height="1cm" svg:x="6cm" svg:y="10cm">
          <text:p text:style-name="P9"><text:span text:style-name="T5">外部設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5" draw:id="id5" draw:layer="layout" svg:width="3cm" svg:height="1cm" svg:x="6cm" svg:y="12cm">
          <text:p text:style-name="P9"><text:span text:style-name="T5">内部設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6" draw:id="id6" draw:layer="layout" svg:width="3cm" svg:height="1cm" svg:x="6cm" svg:y="14cm">
          <text:p text:style-name="P9"><text:span text:style-name="T5">編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" draw:id="id7" draw:layer="layout" svg:width="3cm" svg:height="1cm" svg:x="6cm" svg:y="16cm">
          <text:p text:style-name="P9"><text:span text:style-name="T5">コンパイ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8" draw:id="id8" draw:layer="layout" svg:width="3cm" svg:height="1cm" svg:x="6cm" svg:y="18cm">
          <text:p text:style-name="P9"><text:span text:style-name="T5">実行テス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type="line" svg:x1="7.5cm" svg:y1="11cm" svg:x2="7.5cm" svg:y2="12cm" draw:start-shape="id4" draw:start-glue-point="6" draw:end-shape="id5" draw:end-glue-point="4" svg:d="m7500 11000v1000">
          <text:p/>
        </draw:connector>
        <draw:connector draw:style-name="gr7" draw:text-style-name="P2" draw:layer="layout" draw:type="line" svg:x1="7.5cm" svg:y1="13cm" svg:x2="7.5cm" svg:y2="14cm" draw:start-shape="id5" draw:start-glue-point="6" draw:end-shape="id6" svg:d="m7500 13000v1000">
          <text:p/>
        </draw:connector>
        <draw:connector draw:style-name="gr7" draw:text-style-name="P2" draw:layer="layout" draw:type="line" svg:x1="7.5cm" svg:y1="15cm" svg:x2="7.5cm" svg:y2="16cm" draw:start-shape="id6" draw:start-glue-point="6" draw:end-shape="id7" draw:end-glue-point="4" svg:d="m7500 15000v1000">
          <text:p/>
        </draw:connector>
        <draw:connector draw:style-name="gr7" draw:text-style-name="P2" draw:layer="layout" draw:type="line" svg:x1="7.5cm" svg:y1="17cm" svg:x2="7.5cm" svg:y2="18cm" draw:start-shape="id7" draw:start-glue-point="6" draw:end-shape="id8" draw:end-glue-point="4" svg:d="m7500 17000v1000">
          <text:p/>
        </draw:connector>
        <draw:custom-shape draw:style-name="gr8" draw:text-style-name="P10" xml:id="id9" draw:id="id9" draw:layer="layout" svg:width="2cm" svg:height="1cm" svg:x="6.5cm" svg:y="8cm">
          <text:p text:style-name="P9"><text:span text:style-name="T5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0" xml:id="id10" draw:id="id10" draw:layer="layout" svg:width="2cm" svg:height="1cm" svg:x="6.5cm" svg:y="20cm">
          <text:p text:style-name="P9"><text:span text:style-name="T5">終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7.5cm" svg:y1="9cm" svg:x2="7.5cm" svg:y2="10cm" draw:start-shape="id9" draw:start-glue-point="6" draw:end-shape="id4" draw:end-glue-point="4" svg:d="m7500 9000v1000">
          <text:p/>
        </draw:connector>
        <draw:connector draw:style-name="gr7" draw:text-style-name="P2" draw:layer="layout" draw:type="line" svg:x1="7.5cm" svg:y1="19cm" svg:x2="7.5cm" svg:y2="20cm" draw:start-shape="id8" draw:start-glue-point="6" draw:end-shape="id10" draw:end-glue-point="4" svg:d="m7500 19000v1000">
          <text:p/>
        </draw:connector>
        <draw:polyline draw:style-name="gr9" draw:text-style-name="P2" draw:layer="layout" svg:width="2.499cm" svg:height="2.499cm" draw:transform="rotate (3.1415926535892) translate (7.5cm 17.3cm)" svg:viewBox="0 0 2500 2500" draw:points="0,0 2500,0 2500,2500 1500,2500">
          <text:p/>
        </draw:polyline>
        <draw:polyline draw:style-name="gr9" draw:text-style-name="P2" draw:layer="layout" svg:width="2.699cm" svg:height="4.899cm" draw:transform="rotate (3.1415926535892) translate (7.5cm 19.3cm)" svg:viewBox="0 0 2700 4900" draw:points="0,0 2700,0 2700,4900 1500,4900">
          <text:p/>
        </draw:polyline>
        <draw:polyline draw:style-name="gr10" draw:text-style-name="P2" draw:layer="layout" svg:width="1.899cm" svg:height="1.199cm" draw:transform="rotate (1.5707963267946) translate (4.8cm 14.4cm)" svg:viewBox="0 0 1900 1200" draw:points="0,0 1900,0 1900,1200">
          <text:p/>
        </draw:polyline>
        <draw:polyline draw:style-name="gr10" draw:text-style-name="P2" draw:layer="layout" svg:width="1.999cm" svg:height="1.199cm" draw:transform="rotate (1.5707963267946) translate (4.8cm 12.5cm)" svg:viewBox="0 0 2000 1200" draw:points="0,0 2000,0 2000,1200">
          <text:p/>
        </draw:polyline>
      </draw:page>
      <draw:page draw:name="page3" draw:style-name="dp1" draw:master-page-name="標準">
        <draw:custom-shape draw:style-name="gr6" draw:text-style-name="P11" xml:id="id11" draw:id="id11" draw:layer="layout" svg:width="3cm" svg:height="1cm" svg:x="6cm" svg:y="10cm">
          <text:p text:style-name="P2"><text:span text:style-name="T6">外部設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xml:id="id12" draw:id="id12" draw:layer="layout" svg:width="3cm" svg:height="1cm" svg:x="6cm" svg:y="12cm">
          <text:p text:style-name="P2"><text:span text:style-name="T6">内部設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xml:id="id13" draw:id="id13" draw:layer="layout" svg:width="3cm" svg:height="1cm" svg:x="6cm" svg:y="14cm">
          <text:p text:style-name="P2"><text:span text:style-name="T6">編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xml:id="id14" draw:id="id14" draw:layer="layout" svg:width="3cm" svg:height="1cm" svg:x="6cm" svg:y="16cm">
          <text:p text:style-name="P2"><text:span text:style-name="T6">コンパイ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xml:id="id15" draw:id="id15" draw:layer="layout" svg:width="3cm" svg:height="1cm" svg:x="6cm" svg:y="18cm">
          <text:p text:style-name="P2"><text:span text:style-name="T6">実行テスト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draw:type="line" svg:x1="7.5cm" svg:y1="11cm" svg:x2="7.5cm" svg:y2="12cm" draw:start-shape="id11" draw:start-glue-point="6" draw:end-shape="id12" draw:end-glue-point="4" svg:d="m7500 11000v1000">
          <text:p/>
        </draw:connector>
        <draw:connector draw:style-name="gr7" draw:text-style-name="P2" draw:layer="layout" draw:type="line" svg:x1="7.5cm" svg:y1="13cm" svg:x2="7.5cm" svg:y2="14cm" draw:start-shape="id12" draw:start-glue-point="6" draw:end-shape="id13" svg:d="m7500 13000v1000">
          <text:p/>
        </draw:connector>
        <draw:connector draw:style-name="gr7" draw:text-style-name="P2" draw:layer="layout" draw:type="line" svg:x1="7.5cm" svg:y1="15cm" svg:x2="7.5cm" svg:y2="16cm" draw:start-shape="id13" draw:start-glue-point="6" draw:end-shape="id14" draw:end-glue-point="4" svg:d="m7500 15000v1000">
          <text:p/>
        </draw:connector>
        <draw:connector draw:style-name="gr7" draw:text-style-name="P2" draw:layer="layout" draw:type="line" svg:x1="7.5cm" svg:y1="17cm" svg:x2="7.5cm" svg:y2="18cm" draw:start-shape="id14" draw:start-glue-point="6" draw:end-shape="id15" draw:end-glue-point="4" svg:d="m7500 17000v1000">
          <text:p/>
        </draw:connector>
        <draw:custom-shape draw:style-name="gr8" draw:text-style-name="P11" xml:id="id16" draw:id="id16" draw:layer="layout" svg:width="2cm" svg:height="1cm" svg:x="6.5cm" svg:y="8cm">
          <text:p text:style-name="P2"><text:span text:style-name="T6">開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1" xml:id="id17" draw:id="id17" draw:layer="layout" svg:width="2cm" svg:height="1cm" svg:x="6.5cm" svg:y="20cm">
          <text:p text:style-name="P2"><text:span text:style-name="T6">終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7.5cm" svg:y1="9cm" svg:x2="7.5cm" svg:y2="10cm" draw:start-shape="id16" draw:start-glue-point="6" draw:end-shape="id11" draw:end-glue-point="4" svg:d="m7500 9000v1000">
          <text:p/>
        </draw:connector>
        <draw:connector draw:style-name="gr7" draw:text-style-name="P2" draw:layer="layout" draw:type="line" svg:x1="7.5cm" svg:y1="19cm" svg:x2="7.5cm" svg:y2="20cm" draw:start-shape="id15" draw:start-glue-point="6" draw:end-shape="id17" draw:end-glue-point="4" svg:d="m7500 19000v1000">
          <text:p/>
        </draw:connector>
        <draw:polyline draw:style-name="gr9" draw:text-style-name="P2" draw:layer="layout" svg:width="2.499cm" svg:height="2.499cm" draw:transform="rotate (3.1415926535892) translate (7.5cm 17.3cm)" svg:viewBox="0 0 2500 2500" draw:points="0,0 2500,0 2500,2500 1500,2500">
          <text:p/>
        </draw:polyline>
        <draw:polyline draw:style-name="gr9" draw:text-style-name="P2" draw:layer="layout" svg:width="2.699cm" svg:height="4.899cm" draw:transform="rotate (3.1415926535892) translate (7.5cm 19.3cm)" svg:viewBox="0 0 2700 4900" draw:points="0,0 2700,0 2700,4900 1500,4900">
          <text:p/>
        </draw:polyline>
        <draw:polyline draw:style-name="gr10" draw:text-style-name="P2" draw:layer="layout" svg:width="1.899cm" svg:height="1.199cm" draw:transform="rotate (1.5707963267946) translate (4.8cm 14.4cm)" svg:viewBox="0 0 1900 1200" draw:points="0,0 1900,0 1900,1200">
          <text:p/>
        </draw:polyline>
        <draw:polyline draw:style-name="gr10" draw:text-style-name="P2" draw:layer="layout" svg:width="1.999cm" svg:height="1.199cm" draw:transform="rotate (1.5707963267946) translate (4.8cm 12.5cm)" svg:viewBox="0 0 2000 1200" draw:points="0,0 2000,0 2000,1200">
          <text:p/>
        </draw:polyline>
        <draw:custom-shape draw:style-name="gr11" draw:text-style-name="P11" draw:layer="layout" svg:width="3.5cm" svg:height="1cm" svg:x="9cm" svg:y="10cm">
          <text:p text:style-name="P2"><text:span text:style-name="T6">テストケース作成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3.5cm" svg:height="1cm" svg:x="9cm" svg:y="18cm">
          <text:p text:style-name="P2"><text:span text:style-name="T6">テストケース作成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2" draw:layer="layout" svg:x1="11.7cm" svg:y1="17.5cm" svg:x2="9.8cm" svg:y2="19.5cm">
          <text:p/>
        </draw:line>
        <draw:line draw:style-name="gr12" draw:text-style-name="P2" draw:layer="layout" svg:x1="11.7cm" svg:y1="19.5cm" svg:x2="9.8cm" svg:y2="17.5cm">
          <text:p/>
        </draw:line>
        <draw:ellipse draw:style-name="gr13" draw:text-style-name="P2" draw:layer="layout" svg:width="2cm" svg:height="1.9cm" svg:x="9.8cm" svg:y="9.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線の終点_20_1" draw:display-name="線の終点 1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6T13:32:23</meta:creation-date>
    <dc:date>2013-03-20T15:47:36</dc:date>
    <meta:editing-duration>P1DT19H21M3S</meta:editing-duration>
    <meta:editing-cycles>10</meta:editing-cycles>
    <meta:generator>OpenOffice.org/3.4.1$Unix OpenOffice.org_project/341m1$Build-9593</meta:generator>
    <meta:document-statistic meta:object-count="55"/>
  </office:meta>
</office:document-meta>
</file>